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4.469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0" style:shrink-to-fit="fals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6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6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7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8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7" office:value-type="string" calcext:value-type="string">
            <text:p>11-nov-2016.odt</text:p>
          </table:table-cell>
          <table:table-cell table:style-name="ce23" office:value-type="string" calcext:value-type="string">
            <text:p>ifconfig command</text:p>
          </table:table-cell>
          <table:table-cell table:style-name="ce30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31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31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31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1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8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9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20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4"/>
          <table:table-cell table:style-name="ce32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32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32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4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4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4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21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2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6-dec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HTML view pages for each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Controller actions for relevant pag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Read Data from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Create or Insert Data Into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Delete Data From Table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7-dec</text:p>
          </table:table-cell>
          <table:table-cell table:style-name="ce8" office:value-type="string" calcext:value-type="string">
            <text:p>7-dec-2016-rails controller tutorial.odt</text:p>
          </table:table-cell>
          <table:table-cell office:value-type="string" calcext:value-type="string">
            <text:p>Created forms using rails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eperate controller for each model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view pages for each model in rails manner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def methods for new, create, edit and delete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 particular row using rails form (form_for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8-dec</text:p>
          </table:table-cell>
          <table:table-cell table:style-name="ce18" office:value-type="string" calcext:value-type="string">
            <text:p>8-dec-2016-rails controller delete tutorial.odt</text:p>
          </table:table-cell>
          <table:table-cell office:value-type="string" calcext:value-type="string">
            <text:p>created edit page in rails for each view pag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8" office:value-type="string" calcext:value-type="string">
            <text:p>8-dec-2016-rails controller edit tutorial.odt</text:p>
          </table:table-cell>
          <table:table-cell office:value-type="string" calcext:value-type="string">
            <text:p>establish editroute to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8" office:value-type="string" calcext:value-type="string">
            <text:p>8-dec-2016-rails controller update tutorial.odt</text:p>
          </table:table-cell>
          <table:table-cell office:value-type="string" calcext:value-type="string">
            <text:p>edit action in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8" office:value-type="string" calcext:value-type="string">
            <text:p>8-dec-2016-rails scaffold tutorial.odt</text:p>
          </table:table-cell>
          <table:table-cell office:value-type="string" calcext:value-type="string">
            <text:p>Update action in controller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6" office:value-type="string" calcext:value-type="string">
            <text:p>establish upda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ction in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6" office:value-type="string" calcext:value-type="string">
            <text:p>establish dele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project using scaffol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caffold for L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database and model using scaffol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12-dec</text:p>
          </table:table-cell>
          <table:table-cell table:style-name="Default"/>
          <table:table-cell office:value-type="string" calcext:value-type="string">
            <text:p>create project msi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scafffolds for each tables (mobile, brand, buyer, seller etc.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ssociation between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lidation on all the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pendent :destroy associ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orm helpers in project like radio, checkbox, dropdown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ook reference on installation on cloud9, linux, windows, rvm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ditors like atom, textmate, sublimetext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rectory structure <text:s/>in rails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rver access by other machin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ails gener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VC Mode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uby introduction, array, hashes, control structures etc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ganizing structure and use case, page and data flow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number-columns-repeated="2"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13-dec</text:p>
          </table:table-cell>
          <table:table-cell office:value-type="string" calcext:value-type="string">
            <text:p>Ruby idioms: bang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redicate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sting metho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ining method cal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f objec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f in instance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quire in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the application( new project, database, scaffold, migrations etc.)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king pretier listing by creating css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runcate(), strip-tag(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lidation and unit testing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stant page layout for multiple pages.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14-dec</text:p>
          </table:table-cell>
          <table:table-cell office:value-type="string" calcext:value-type="string">
            <text:p>convert price in currency using number_to_currency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rt cre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cart using scaffold and set_cart()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ng a cart by creating lineite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association between cart and lineite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 to cart button to pa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current cart module and include in lineitem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marter cart by generating migrations add quantity to line items and combine items in car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ing session counter to a pa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ndling cart erro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ishing cart by adding empty cart button and total price of all articles in cart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15-dec</text:p>
          </table:table-cell>
          <table:table-cell office:value-type="string" calcext:value-type="string">
            <text:p>basics of ge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asics of ajax using moving car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verview of Jobwalkers project assigned given by poornim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lone project in my syste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ge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ed bund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ad root_url page code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ed redis for sidekiq gem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5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9-dec</text:p>
          </table:table-cell>
          <table:table-cell table:style-name="ce27" office:value-type="string" calcext:value-type="string">
            <text:p>Understanding of Jobwalkers project from Ratnam Si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Worker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Helper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idekiq gem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Backlogs in jobwalkers project and task to accomplish in the project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Created trello account for project track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-dec</text:p>
          </table:table-cell>
          <table:table-cell office:value-type="string" calcext:value-type="string">
            <text:p>seed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vise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solved issue of &amp;amp; in categ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etch devise in rails without creating seed using tasks</text:p>
          </table:table-cell>
          <table:table-cell table:number-columns-repeated="6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1-dec</text:p>
          </table:table-cell>
          <table:table-cell office:value-type="string" calcext:value-type="string">
            <text:p>Implemented change_plan link in the developer project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branch as jobwalkers_fix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etch and checkout all data from developer_incentive to this branch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it diff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project confirm bo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asics of high chart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2-dec</text:p>
          </table:table-cell>
          <table:table-cell table:style-name="ce27" office:value-type="string" calcext:value-type="string">
            <text:p>Highcharts Configuration Setup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Highcharts Environmental Setup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Highcharts implementation on a standalone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Jobwalkers Dashboard page analytics part adde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tatic Highchart for jobs per week on jobwalkers(to be changed to dynamic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23-dec</text:p>
          </table:table-cell>
          <table:table-cell table:style-name="ce27" office:value-type="string" calcext:value-type="string">
            <text:p>Worked on Analytics section of jobwalkers pag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Used rails select option in the analytics pag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tatic data showing jobs created in the current week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Data showing jobs applied in that week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Working on partial pages of week, month and year and rendering them in Analytics page.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6-dec</text:p>
          </table:table-cell>
          <table:table-cell table:style-name="ce27" office:value-type="string" calcext:value-type="string">
            <text:p>Dynamic week wise data showing jobs created in the current week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Dynamic week wise jobs applied in that week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Dynamic week wise data of job created vs job applied.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27" office:value-type="string" calcext:value-type="string">
            <text:p>Use of these dynamic data using &lt;%= @week_job_data.to_json.html_safe  %&gt; in our html pag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Installed gem for date-pick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Implemented rails date-picker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36" calcext:value-type="float">
            <text:p>36</text:p>
          </table:table-cell>
          <table:table-cell/>
          <table:table-cell table:style-name="ce13" office:value-type="string" calcext:value-type="string">
            <text:p>27-dec</text:p>
          </table:table-cell>
          <table:table-cell table:style-name="ce27" office:value-type="string" calcext:value-type="string">
            <text:p>Dynamic change of highcharts( Week-wise/Month-wise/Year-wise)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Used Date picker for custom date highchart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cript for custom datepick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Action to calculate custom analytic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37" calcext:value-type="float">
            <text:p>37</text:p>
          </table:table-cell>
          <table:table-cell/>
          <table:table-cell table:style-name="ce13" office:value-type="string" calcext:value-type="string">
            <text:p>28-dec</text:p>
          </table:table-cell>
          <table:table-cell table:style-name="ce27" office:value-type="string" calcext:value-type="string">
            <text:p>Created datepicker for select dat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et flash message for that dat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Datepicker analytics for Custom Dat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how datepicker on select of Custom Date Rang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hide datepicker on select of Week/Month/year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13"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9-dec</text:p>
          </table:table-cell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ervice Object in Ruby on Rails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Initialization using Service Objects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Payout table on index page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Payout table extracting data from databas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13" office:value-type="float" office:value="39" calcext:value-type="float">
            <text:p>39</text:p>
          </table:table-cell>
          <table:table-cell/>
          <table:table-cell table:style-name="ce13" office:value-type="string" calcext:value-type="string">
            <text:p>30-dec</text:p>
          </table:table-cell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Rake task creation to update incentive on the next billing date in case of year/month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Studied whenever gem so as to implement rake task.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Basics of crontab and to install cronjobs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27" office:value-type="string" calcext:value-type="string">
            <text:p>Updating schedule.rb file to execute rake task every month,day,year at some particular time.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13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-Jan</text:p>
          </table:table-cell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Installed whenever gem so as to implement rake task.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27" office:value-type="string" calcext:value-type="string">
            <text:p>Updated config/schedule.rb file to execute check_incentive rake task created every 1.day at 00:30am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udied helpers and service object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iew of the project and rubystrftime flag implementation (%-d) on month analytics char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3-Jan</text:p>
          </table:table-cell>
          <table:table-cell table:style-name="ce27" office:value-type="string" calcext:value-type="string">
            <text:p>Back button fixed locall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dynamic incentive form page fiel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ply with email on the mentioned email 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ply with telephone number specifie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hare job posting icon changed(facebook, gmail, twitter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4-Jan</text:p>
          </table:table-cell>
          <table:table-cell table:style-name="ce27" office:value-type="string" calcext:value-type="string">
            <text:p>Updated Reply with Email and Telephone page link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Created Plugin.css to require login page css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Update it in assets and project_admin styletag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Converted html login form to rails form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Converted html forget password form to rails form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/>
          <table:table-cell table:number-columns-repeated="6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5-Jan</text:p>
          </table:table-cell>
          <table:table-cell table:style-name="ce27" office:value-type="string" calcext:value-type="string">
            <text:p>Updated login/forget password admin plugin pages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 office:value-type="string" calcext:value-type="string">
            <text:p>Created Candidate link on sideba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action for candidate and route to its html page in project dashboa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 candidate button to add new candidat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Overview and jobs tabs to view all the candidates or in that particular job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7"/>
          <table:table-cell table:number-columns-repeated="6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6-Jan</text:p>
          </table:table-cell>
          <table:table-cell table:style-name="ce27" office:value-type="string" calcext:value-type="string">
            <text:p>created new branch authentication_train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dmin in developer conso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ake <text:a xlink:href="db:migrate" xlink:type="simple">db:migrate</text:a> for pending migra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candidate html page with link on sideba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its a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overview and link to its own page showing all the candidates with their job titl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Jobwalkers Project</text:p>
          </table:table-cell>
          <table:table-cell table:number-columns-repeated="6"/>
        </table:table-row>
        <table:table-row table:style-name="ro2">
          <table:table-cell table:style-name="ce13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14-Jan</text:p>
          </table:table-cell>
          <table:table-cell table:style-name="ce27" office:value-type="string" calcext:value-type="string">
            <text:p>links like summary, resume etc to the section of the same page</text:p>
          </table:table-cell>
          <table:table-cell table:number-columns-repeated="6"/>
        </table:table-row>
        <table:table-row table:style-name="ro2">
          <table:table-cell table:style-name="ce13"/>
          <table:table-cell/>
          <table:table-cell table:style-name="ce13"/>
          <table:table-cell table:style-name="ce27"/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14-Jan to 27-Jan worked on Taxchanakya and jobwalkers</text:p>
          </table:table-cell>
          <table:covered-table-cell table:number-columns-repeated="2" table:style-name="ce8"/>
          <table:table-cell table:number-columns-repeated="6"/>
        </table:table-row>
        <table:table-row table:style-name="ro3">
          <table:table-cell/>
          <table:table-cell table:style-name="ce15"/>
          <table:table-cell table:number-columns-repeated="8"/>
        </table:table-row>
        <table:table-row table:style-name="ro2">
          <table:table-cell table:style-name="ce14" office:value-type="string" calcext:value-type="string" table:number-columns-spanned="4" table:number-rows-spanned="1">
            <text:p>28-Jan to 22-feb not worked due to health prob</text:p>
          </table:table-cell>
          <table:covered-table-cell table:number-columns-repeated="3"/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23-Feb</text:p>
          </table:table-cell>
          <table:table-cell office:value-type="string" calcext:value-type="string">
            <text:p>revision of rails and github commands</text:p>
          </table:table-cell>
          <table:table-cell table:number-columns-repeated="6"/>
        </table:table-row>
        <table:table-row table:style-name="ro2">
          <table:table-cell table:style-name="ce8"/>
          <table:table-cell/>
          <table:table-cell table:style-name="ce13"/>
          <table:table-cell table:number-columns-repeated="7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24-Feb</text:p>
          </table:table-cell>
          <table:table-cell office:value-type="string" calcext:value-type="string">
            <text:p>revision of rails, github , linux etc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4-Feb</text:p>
          </table:table-cell>
          <table:table-cell office:value-type="string" calcext:value-type="string">
            <text:p>revision of rails, github , linux etc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25-Feb, 26-Feb</text:p>
          </table:table-cell>
          <table:table-cell office:value-type="string" calcext:value-type="string">
            <text:p>weekend off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/>
          <table:table-cell table:style-name="ce13" office:value-type="string" calcext:value-type="string">
            <text:p>27-Feb</text:p>
          </table:table-cell>
          <table:table-cell table:style-name="ce8" office:value-type="string" calcext:value-type="string">
            <text:p>Taxchanakya Projec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t the changes done by me using git reset –ha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ll all the commits and tasks pushed on repository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undle install or bundle to install ge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grate all pending migra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bout us page text change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question mailing aler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ing to production server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28-Feb</text:p>
          </table:table-cell>
          <table:table-cell table:number-columns-repeated="7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7:13:04.927471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7-02-28T19:30:20.323908239</dc:date>
    <meta:editing-duration>P7DT5H12M39S</meta:editing-duration>
    <meta:editing-cycles>295</meta:editing-cycles>
    <meta:generator>LibreOffice/4.2.8.2$Linux_x86 LibreOffice_project/420m0$Build-2</meta:generator>
    <meta:document-statistic meta:table-count="1" meta:cell-count="716" meta:object-count="0"/>
  </office:meta>
</office:document-meta>
</file>